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table:number-columns-spanned="2" table:number-rows-spanned="1">
            <text:p>Schlafen und so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Schlafsack</text:p>
          </table:table-cell>
          <table:table-cell/>
          <table:table-cell table:style-name="ce5" office:value-type="string" table:number-columns-spanned="3" table:number-rows-spanned="3">
            <text:p><text:span text:style-name="T1">Gebrauchsanleitung:</text:span> In Spalte A “ok” oder “n/a” o.ä. eintragen, fertig.</text:p>
          </table:table-cell>
          <table:covered-table-cell table:number-columns-repeated="2"/>
        </table:table-row>
        <table:table-row table:style-name="ro1">
          <table:table-cell table:style-name="ce2"/>
          <table:table-cell office:value-type="string">
            <text:p>Isomatte</text:p>
          </table:table-cell>
          <table:table-cell/>
          <table:covered-table-cell table:number-columns-repeated="3"/>
        </table:table-row>
        <table:table-row table:style-name="ro1">
          <table:table-cell table:style-name="ce2"/>
          <table:table-cell office:value-type="string">
            <text:p>Kulturbeutel</text:p>
          </table:table-cell>
          <table:table-cell/>
          <table:covered-table-cell table:number-columns-repeated="3"/>
        </table:table-row>
        <table:table-row table:style-name="ro1">
          <table:table-cell table:style-name="ce2"/>
          <table:table-cell office:value-type="string">
            <text:p>- Zahn?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Aspiri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Kondom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Duschg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Taschentüche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Tampons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Medikament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Frischetüche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Ohrenstöpsel?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Klamotten</text:p>
          </table:table-cell>
          <table:covered-table-cell/>
          <table:table-cell table:number-columns-repeated="4"/>
        </table:table-row>
        <table:table-row table:style-name="ro1">
          <table:table-cell table:style-name="ce3"/>
          <table:table-cell office:value-type="string">
            <text:p>Shirts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Pullis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Hos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ock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horts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Handtuch / Badetuch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Badehos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Jack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chuh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chlapp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Regenjack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Brillenetui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Brillenputztüche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chirm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Amüsements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Lesestoff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Tabakwar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Ladegerät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Geldbeut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Geld drin?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Ticket drin?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ausgeräumt?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Campen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Zel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Heringe?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Besteck+Geschir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Telle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Tass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Besteck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Provian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Wasserflasch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Gummistief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Taschenlamp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Klopapie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Klappstuhl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Nerdnerd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Laptop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Netzwerkkab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3er-Steckdos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tromkab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Laptopunterlage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Sonnenschein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Sonnenbrill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Hu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onnencrem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Badezeug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Chaos Communication Camp 2011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Micro-USB-Kabel</text:p>
          </table:table-cell>
          <table:table-cell table:number-columns-repeated="4"/>
        </table:table-row>
        <table:table-row table:style-name="ro1" table:number-rows-repeated="10485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transparent" fo:border="0.002cm solid #000000" style:rotation-angle="90" style:vertical-justify="auto"/>
      <style:paragraph-properties css3t:text-justify="auto"/>
      <style:text-properties style:font-name="Arial Black" fo:font-size="15pt" fo:font-style="normal" fo:font-weight="normal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4">04.08.2011</text:date>, <text:time>16:0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1T20:10:42</meta:creation-date>
    <dc:date>2011-08-04T16:02:05</dc:date>
    <meta:editing-duration>PT2H8M21S</meta:editing-duration>
    <meta:editing-cycles>24</meta:editing-cycles>
    <meta:generator>LibreOffice/3.3$Linux LibreOffice_project/330m19$Build-202</meta:generator>
    <dc:creator>orange </dc:creator>
    <meta:document-statistic meta:table-count="3" meta:cell-count="63" meta:object-count="0"/>
  </office:meta>
</office:document-meta>
</file>